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orld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num readings</text:p>
          </table:table-cell>
          <table:table-cell office:value-type="string" calcext:value-type="string">
            <text:p>left,</text:p>
          </table:table-cell>
          <table:table-cell table:number-columns-repeated="2" office:value-type="string" calcext:value-type="string">
            <text:p>left,right</text:p>
          </table:table-cell>
          <table:table-cell office:value-type="string" calcext:value-type="string">
            <text:p>left,</text:p>
          </table:table-cell>
          <table:table-cell office:value-type="string" calcext:value-type="string">
            <text:p>direct front</text:p>
          </table:table-cell>
          <table:table-cell office:value-type="string" calcext:value-type="string">
            <text:p>right only</text:p>
          </table:table-cell>
          <table:table-cell office:value-type="string" calcext:value-type="string">
            <text:p>front fro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815592" calcext:value-type="float">
            <text:p>0.815592</text:p>
          </table:table-cell>
          <table:table-cell office:value-type="float" office:value="0.847278" calcext:value-type="float">
            <text:p>0.847278</text:p>
          </table:table-cell>
          <table:table-cell office:value-type="float" office:value="0.880327" calcext:value-type="float">
            <text:p>0.880327</text:p>
          </table:table-cell>
          <table:table-cell office:value-type="float" office:value="0.875093" calcext:value-type="float">
            <text:p>0.875093</text:p>
          </table:table-cell>
          <table:table-cell office:value-type="float" office:value="0.544112" calcext:value-type="float">
            <text:p>0.544112</text:p>
          </table:table-cell>
          <table:table-cell office:value-type="float" office:value="2.7314" calcext:value-type="float">
            <text:p>2.7314</text:p>
          </table:table-cell>
          <table:table-cell office:value-type="float" office:value="1.66864" calcext:value-type="float">
            <text:p>1.668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88258" calcext:value-type="float">
            <text:p>0.88258</text:p>
          </table:table-cell>
          <table:table-cell office:value-type="float" office:value="0.919473" calcext:value-type="float">
            <text:p>0.919473</text:p>
          </table:table-cell>
          <table:table-cell office:value-type="float" office:value="0.955396" calcext:value-type="float">
            <text:p>0.955396</text:p>
          </table:table-cell>
          <table:table-cell office:value-type="float" office:value="0.949645" calcext:value-type="float">
            <text:p>0.949645</text:p>
          </table:table-cell>
          <table:table-cell office:value-type="float" office:value="0.532203" calcext:value-type="float">
            <text:p>0.532203</text:p>
          </table:table-cell>
          <table:table-cell office:value-type="float" office:value="2.81618" calcext:value-type="float">
            <text:p>2.81618</text:p>
          </table:table-cell>
          <table:table-cell office:value-type="float" office:value="1.63217" calcext:value-type="float">
            <text:p>1.63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02064" calcext:value-type="float">
            <text:p>1.02064</text:p>
          </table:table-cell>
          <table:table-cell office:value-type="float" office:value="1.06932" calcext:value-type="float">
            <text:p>1.06932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1.10438" calcext:value-type="float">
            <text:p>1.10438</text:p>
          </table:table-cell>
          <table:table-cell office:value-type="float" office:value="0.515634" calcext:value-type="float">
            <text:p>0.515634</text:p>
          </table:table-cell>
          <table:table-cell office:value-type="float" office:value="2.73825" calcext:value-type="float">
            <text:p>2.73825</text:p>
          </table:table-cell>
          <table:table-cell office:value-type="float" office:value="1.58142" calcext:value-type="float">
            <text:p>1.58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21662" calcext:value-type="float">
            <text:p>1.21662</text:p>
          </table:table-cell>
          <table:table-cell office:value-type="float" office:value="1.28469" calcext:value-type="float">
            <text:p>1.28469</text:p>
          </table:table-cell>
          <table:table-cell office:value-type="float" office:value="1.33529" calcext:value-type="float">
            <text:p>1.33529</text:p>
          </table:table-cell>
          <table:table-cell office:value-type="float" office:value="1.32676" calcext:value-type="float">
            <text:p>1.32676</text:p>
          </table:table-cell>
          <table:table-cell office:value-type="float" office:value="0.502387" calcext:value-type="float">
            <text:p>0.502387</text:p>
          </table:table-cell>
          <table:table-cell office:value-type="float" office:value="2.6641" calcext:value-type="float">
            <text:p>2.6641</text:p>
          </table:table-cell>
          <table:table-cell office:value-type="float" office:value="1.54086" calcext:value-type="float">
            <text:p>1.540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51796" calcext:value-type="float">
            <text:p>1.51796</text:p>
          </table:table-cell>
          <table:table-cell office:value-type="float" office:value="1.62217" calcext:value-type="float">
            <text:p>1.62217</text:p>
          </table:table-cell>
          <table:table-cell office:value-type="float" office:value="1.68657" calcext:value-type="float">
            <text:p>1.68657</text:p>
          </table:table-cell>
          <table:table-cell office:value-type="float" office:value="1.67518" calcext:value-type="float">
            <text:p>1.67518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2.60536" calcext:value-type="float">
            <text:p>2.60536</text:p>
          </table:table-cell>
          <table:table-cell office:value-type="float" office:value="1.50901" calcext:value-type="float">
            <text:p>1.50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.02153" calcext:value-type="float">
            <text:p>2.02153</text:p>
          </table:table-cell>
          <table:table-cell office:value-type="float" office:value="2.20415" calcext:value-type="float">
            <text:p>2.20415</text:p>
          </table:table-cell>
          <table:table-cell office:value-type="float" office:value="2.2927" calcext:value-type="float">
            <text:p>2.2927</text:p>
          </table:table-cell>
          <table:table-cell office:value-type="float" office:value="2.27589" calcext:value-type="float">
            <text:p>2.27589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2.56175" calcext:value-type="float">
            <text:p>2.56175</text:p>
          </table:table-cell>
          <table:table-cell office:value-type="float" office:value="1.48574" calcext:value-type="float">
            <text:p>1.485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.06604" calcext:value-type="float">
            <text:p>3.06604</text:p>
          </table:table-cell>
          <table:table-cell office:value-type="float" office:value="3.49244" calcext:value-type="float">
            <text:p>3.49244</text:p>
          </table:table-cell>
          <table:table-cell office:value-type="float" office:value="3.61479" calcext:value-type="float">
            <text:p>3.61479</text:p>
          </table:table-cell>
          <table:table-cell office:value-type="float" office:value="3.31825" calcext:value-type="float">
            <text:p>3.31825</text:p>
          </table:table-cell>
          <table:table-cell office:value-type="float" office:value="0.479198" calcext:value-type="float">
            <text:p>0.479198</text:p>
          </table:table-cell>
          <table:table-cell office:value-type="float" office:value="2.53114" calcext:value-type="float">
            <text:p>2.53114</text:p>
          </table:table-cell>
          <table:table-cell office:value-type="float" office:value="1.4699" calcext:value-type="float">
            <text:p>1.4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.46819" calcext:value-type="float">
            <text:p>4.46819</text:p>
          </table:table-cell>
          <table:table-cell office:value-type="float" office:value="4.89887" calcext:value-type="float">
            <text:p>4.89887</text:p>
          </table:table-cell>
          <table:table-cell office:value-type="float" office:value="4.52903" calcext:value-type="float">
            <text:p>4.52903</text:p>
          </table:table-cell>
          <table:table-cell office:value-type="float" office:value="3.5357" calcext:value-type="float">
            <text:p>3.5357</text:p>
          </table:table-cell>
          <table:table-cell office:value-type="float" office:value="0.476316" calcext:value-type="float">
            <text:p>0.476316</text:p>
          </table:table-cell>
          <table:table-cell office:value-type="float" office:value="2.51278" calcext:value-type="float">
            <text:p>2.51278</text:p>
          </table:table-cell>
          <table:table-cell office:value-type="float" office:value="1.46112" calcext:value-type="float">
            <text:p>1.46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2307" calcext:value-type="float">
            <text:p>4.52307</text:p>
          </table:table-cell>
          <table:table-cell office:value-type="float" office:value="3.53096" calcext:value-type="float">
            <text:p>3.53096</text:p>
          </table:table-cell>
          <table:table-cell office:value-type="float" office:value="0.475706" calcext:value-type="float">
            <text:p>0.475706</text:p>
          </table:table-cell>
          <table:table-cell office:value-type="float" office:value="2.50646" calcext:value-type="float">
            <text:p>2.50646</text:p>
          </table:table-cell>
          <table:table-cell office:value-type="float" office:value="1.4593" calcext:value-type="float">
            <text:p>1.4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3873" calcext:value-type="float">
            <text:p>4.53873</text:p>
          </table:table-cell>
          <table:table-cell office:value-type="float" office:value="3.54309" calcext:value-type="float">
            <text:p>3.54309</text:p>
          </table:table-cell>
          <table:table-cell office:value-type="float" office:value="0.47737" calcext:value-type="float">
            <text:p>0.47737</text:p>
          </table:table-cell>
          <table:table-cell office:value-type="float" office:value="2.51208" calcext:value-type="float">
            <text:p>2.51208</text:p>
          </table:table-cell>
          <table:table-cell office:value-type="float" office:value="1.46446" calcext:value-type="float">
            <text:p>1.464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.86396" calcext:value-type="float">
            <text:p>2.86396</text:p>
          </table:table-cell>
          <table:table-cell office:value-type="float" office:value="2.37037" calcext:value-type="float">
            <text:p>2.37037</text:p>
          </table:table-cell>
          <table:table-cell office:value-type="float" office:value="4.57662" calcext:value-type="float">
            <text:p>4.57662</text:p>
          </table:table-cell>
          <table:table-cell office:value-type="float" office:value="3.57257" calcext:value-type="float">
            <text:p>3.57257</text:p>
          </table:table-cell>
          <table:table-cell office:value-type="float" office:value="0.481371" calcext:value-type="float">
            <text:p>0.481371</text:p>
          </table:table-cell>
          <table:table-cell office:value-type="float" office:value="2.52993" calcext:value-type="float">
            <text:p>2.52993</text:p>
          </table:table-cell>
          <table:table-cell office:value-type="float" office:value="1.47679" calcext:value-type="float">
            <text:p>1.47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92196" calcext:value-type="float">
            <text:p>1.92196</text:p>
          </table:table-cell>
          <table:table-cell office:value-type="float" office:value="1.77121" calcext:value-type="float">
            <text:p>1.77121</text:p>
          </table:table-cell>
          <table:table-cell office:value-type="float" office:value="2.65653" calcext:value-type="float">
            <text:p>2.65653</text:p>
          </table:table-cell>
          <table:table-cell office:value-type="float" office:value="3.61977" calcext:value-type="float">
            <text:p>3.61977</text:p>
          </table:table-cell>
          <table:table-cell office:value-type="float" office:value="0.487762" calcext:value-type="float">
            <text:p>0.487762</text:p>
          </table:table-cell>
          <table:table-cell office:value-type="float" office:value="2.56023" calcext:value-type="float">
            <text:p>2.56023</text:p>
          </table:table-cell>
          <table:table-cell office:value-type="float" office:value="1.49645" calcext:value-type="float">
            <text:p>1.49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65052" calcext:value-type="float">
            <text:p>1.65052</text:p>
          </table:table-cell>
          <table:table-cell office:value-type="float" office:value="1.36053" calcext:value-type="float">
            <text:p>1.36053</text:p>
          </table:table-cell>
          <table:table-cell office:value-type="float" office:value="1.30106" calcext:value-type="float">
            <text:p>1.30106</text:p>
          </table:table-cell>
          <table:table-cell office:value-type="float" office:value="3.68562" calcext:value-type="float">
            <text:p>3.68562</text:p>
          </table:table-cell>
          <table:table-cell office:value-type="float" office:value="0.496667" calcext:value-type="float">
            <text:p>0.496667</text:p>
          </table:table-cell>
          <table:table-cell office:value-type="float" office:value="1.72549" calcext:value-type="float">
            <text:p>1.72549</text:p>
          </table:table-cell>
          <table:table-cell office:value-type="float" office:value="1.52383" calcext:value-type="float">
            <text:p>1.52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.269" calcext:value-type="float">
            <text:p>2.269</text:p>
          </table:table-cell>
          <table:table-cell office:value-type="float" office:value="1.11009" calcext:value-type="float">
            <text:p>1.11009</text:p>
          </table:table-cell>
          <table:table-cell office:value-type="float" office:value="1.06181" calcext:value-type="float">
            <text:p>1.06181</text:p>
          </table:table-cell>
          <table:table-cell office:value-type="float" office:value="3.77112" calcext:value-type="float">
            <text:p>3.77112</text:p>
          </table:table-cell>
          <table:table-cell office:value-type="float" office:value="0.508223" calcext:value-type="float">
            <text:p>0.508223</text:p>
          </table:table-cell>
          <table:table-cell office:value-type="float" office:value="1.28746" calcext:value-type="float">
            <text:p>1.28746</text:p>
          </table:table-cell>
          <table:table-cell office:value-type="float" office:value="1.55935" calcext:value-type="float">
            <text:p>1.55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9211" calcext:value-type="float">
            <text:p>3.79211</text:p>
          </table:table-cell>
          <table:table-cell office:value-type="float" office:value="0.939942" calcext:value-type="float">
            <text:p>0.939942</text:p>
          </table:table-cell>
          <table:table-cell office:value-type="float" office:value="0.899191" calcext:value-type="float">
            <text:p>0.899191</text:p>
          </table:table-cell>
          <table:table-cell office:value-type="float" office:value="3.84143" calcext:value-type="float">
            <text:p>3.84143</text:p>
          </table:table-cell>
          <table:table-cell office:value-type="float" office:value="0.522954" calcext:value-type="float">
            <text:p>0.522954</text:p>
          </table:table-cell>
          <table:table-cell office:value-type="float" office:value="1.08086" calcext:value-type="float">
            <text:p>1.08086</text:p>
          </table:table-cell>
          <table:table-cell office:value-type="float" office:value="1.60461" calcext:value-type="float">
            <text:p>1.6046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81826" calcext:value-type="float">
            <text:p>0.81826</text:p>
          </table:table-cell>
          <table:table-cell office:value-type="float" office:value="0.782873" calcext:value-type="float">
            <text:p>0.782873</text:p>
          </table:table-cell>
          <table:table-cell office:value-type="float" office:value="1.06105" calcext:value-type="float">
            <text:p>1.06105</text:p>
          </table:table-cell>
          <table:table-cell office:value-type="float" office:value="0.541223" calcext:value-type="float">
            <text:p>0.541223</text:p>
          </table:table-cell>
          <table:table-cell office:value-type="float" office:value="0.93508" calcext:value-type="float">
            <text:p>0.93508</text:p>
          </table:table-cell>
          <table:table-cell office:value-type="float" office:value="1.66074" calcext:value-type="float">
            <text:p>1.66074</text:p>
          </table:table-cell>
        </table:table-row>
      </table:table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adings</text:p>
          </table:table-cell>
          <table:table-cell office:value-type="string" calcext:value-type="string">
            <text:p>left,front,right</text:p>
          </table:table-cell>
          <table:table-cell office:value-type="string" calcext:value-type="string">
            <text:p>left,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ft,right</text:p>
          </table:table-cell>
          <table:table-cell/>
          <table:table-cell office:value-type="string" calcext:value-type="string">
            <text:p>world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1685" calcext:value-type="float">
            <text:p>0.751685</text:p>
          </table:table-cell>
          <table:table-cell office:value-type="float" office:value="0.747277" calcext:value-type="float">
            <text:p>0.747277</text:p>
          </table:table-cell>
          <table:table-cell office:value-type="float" office:value="0.752202" calcext:value-type="float">
            <text:p>0.752202</text:p>
          </table:table-cell>
          <table:table-cell office:value-type="float" office:value="0.707396" calcext:value-type="float">
            <text:p>0.7073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9597" calcext:value-type="float">
            <text:p>0.869597</text:p>
          </table:table-cell>
          <table:table-cell office:value-type="float" office:value="0.862917" calcext:value-type="float">
            <text:p>0.862917</text:p>
          </table:table-cell>
          <table:table-cell office:value-type="float" office:value="1.46297" calcext:value-type="float">
            <text:p>1.46297</text:p>
          </table:table-cell>
          <table:table-cell office:value-type="float" office:value="0.810631" calcext:value-type="float">
            <text:p>0.81063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702" calcext:value-type="float">
            <text:p>1.03702</text:p>
          </table:table-cell>
          <table:table-cell office:value-type="float" office:value="1.02646" calcext:value-type="float">
            <text:p>1.02646</text:p>
          </table:table-cell>
          <table:table-cell office:value-type="float" office:value="1.53232" calcext:value-type="float">
            <text:p>1.53232</text:p>
          </table:table-cell>
          <table:table-cell office:value-type="float" office:value="0.95447" calcext:value-type="float">
            <text:p>0.95447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904" calcext:value-type="float">
            <text:p>1.28904</text:p>
          </table:table-cell>
          <table:table-cell office:value-type="float" office:value="1.27119" calcext:value-type="float">
            <text:p>1.27119</text:p>
          </table:table-cell>
          <table:table-cell office:value-type="float" office:value="1.49913" calcext:value-type="float">
            <text:p>1.49913</text:p>
          </table:table-cell>
          <table:table-cell office:value-type="float" office:value="1.16789" calcext:value-type="float">
            <text:p>1.16789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219" calcext:value-type="float">
            <text:p>1.46219</text:p>
          </table:table-cell>
          <table:table-cell office:value-type="float" office:value="1.87878" calcext:value-type="float">
            <text:p>1.87878</text:p>
          </table:table-cell>
          <table:table-cell office:value-type="float" office:value="1.69023" calcext:value-type="float">
            <text:p>1.69023</text:p>
          </table:table-cell>
          <table:table-cell office:value-type="float" office:value="1.51876" calcext:value-type="float">
            <text:p>1.51876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4524" calcext:value-type="float">
            <text:p>1.44524</text:p>
          </table:table-cell>
          <table:table-cell office:value-type="float" office:value="2.64891" calcext:value-type="float">
            <text:p>2.64891</text:p>
          </table:table-cell>
          <table:table-cell office:value-type="float" office:value="2.52875" calcext:value-type="float">
            <text:p>2.52875</text:p>
          </table:table-cell>
          <table:table-cell office:value-type="float" office:value="2.19544" calcext:value-type="float">
            <text:p>2.19544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26" calcext:value-type="float">
            <text:p>1.43526</text:p>
          </table:table-cell>
          <table:table-cell office:value-type="float" office:value="4.03708" calcext:value-type="float">
            <text:p>4.03708</text:p>
          </table:table-cell>
          <table:table-cell office:value-type="float" office:value="3.94748" calcext:value-type="float">
            <text:p>3.94748</text:p>
          </table:table-cell>
          <table:table-cell office:value-type="float" office:value="3.77271" calcext:value-type="float">
            <text:p>3.7727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227" calcext:value-type="float">
            <text:p>1.43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361" calcext:value-type="float">
            <text:p>1.4361</text:p>
          </table:table-cell>
          <table:table-cell office:value-type="float" office:value="4.18344" calcext:value-type="float">
            <text:p>4.18344</text:p>
          </table:table-cell>
          <table:table-cell office:value-type="float" office:value="4.17729" calcext:value-type="float">
            <text:p>4.17729</text:p>
          </table:table-cell>
          <table:table-cell office:value-type="float" office:value="4.65182" calcext:value-type="float">
            <text:p>4.6518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682" calcext:value-type="float">
            <text:p>1.44682</text:p>
          </table:table-cell>
          <table:table-cell office:value-type="float" office:value="2.6851" calcext:value-type="float">
            <text:p>2.6851</text:p>
          </table:table-cell>
          <table:table-cell office:value-type="float" office:value="2.67284" calcext:value-type="float">
            <text:p>2.67284</text:p>
          </table:table-cell>
          <table:table-cell office:value-type="float" office:value="3.141" calcext:value-type="float">
            <text:p>3.1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454" calcext:value-type="float">
            <text:p>1.46454</text:p>
          </table:table-cell>
          <table:table-cell office:value-type="float" office:value="1.77072" calcext:value-type="float">
            <text:p>1.77072</text:p>
          </table:table-cell>
          <table:table-cell office:value-type="float" office:value="1.75907" calcext:value-type="float">
            <text:p>1.75907</text:p>
          </table:table-cell>
          <table:table-cell office:value-type="float" office:value="1.96615" calcext:value-type="float">
            <text:p>1.96615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1116" calcext:value-type="float">
            <text:p>1.31116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.31975" calcext:value-type="float">
            <text:p>1.31975</text:p>
          </table:table-cell>
          <table:table-cell office:value-type="float" office:value="1.44184" calcext:value-type="float">
            <text:p>1.441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499" calcext:value-type="float">
            <text:p>1.05499</text:p>
          </table:table-cell>
          <table:table-cell office:value-type="float" office:value="1.06584" calcext:value-type="float">
            <text:p>1.06584</text:p>
          </table:table-cell>
          <table:table-cell office:value-type="float" office:value="1.0572" calcext:value-type="float">
            <text:p>1.0572</text:p>
          </table:table-cell>
          <table:table-cell office:value-type="float" office:value="1.13949" calcext:value-type="float">
            <text:p>1.1394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7302" calcext:value-type="float">
            <text:p>0.887302</text:p>
          </table:table-cell>
          <table:table-cell office:value-type="float" office:value="0.894184" calcext:value-type="float">
            <text:p>0.894184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947164" calcext:value-type="float">
            <text:p>0.94716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8696" calcext:value-type="float">
            <text:p>0.768696</text:p>
          </table:table-cell>
          <table:table-cell office:value-type="float" office:value="0.773257" calcext:value-type="float">
            <text:p>0.773257</text:p>
          </table:table-cell>
          <table:table-cell office:value-type="float" office:value="0.766476" calcext:value-type="float">
            <text:p>0.766476</text:p>
          </table:table-cell>
          <table:table-cell office:value-type="float" office:value="0.813641" calcext:value-type="float">
            <text:p>0.81364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1016" calcext:value-type="float">
            <text:p>0.711016</text:p>
          </table:table-cell>
          <table:table-cell office:value-type="float" office:value="0.714577" calcext:value-type="float">
            <text:p>0.714577</text:p>
          </table:table-cell>
          <table:table-cell office:value-type="float" office:value="0.708213" calcext:value-type="float">
            <text:p>0.708213</text:p>
          </table:table-cell>
          <table:table-cell office:value-type="float" office:value="0.749392" calcext:value-type="float">
            <text:p>0.749392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eft,front,righ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51685" calcext:value-type="float">
            <text:p>0.75168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869597" calcext:value-type="float">
            <text:p>0.8695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03702" calcext:value-type="float">
            <text:p>1.037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28904" calcext:value-type="float">
            <text:p>1.289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46219" calcext:value-type="float">
            <text:p>1.462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.44524" calcext:value-type="float">
            <text:p>1.4452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.43526" calcext:value-type="float">
            <text:p>1.4352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43227" calcext:value-type="float">
            <text:p>1.4322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.4361" calcext:value-type="float">
            <text:p>1.43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.44682" calcext:value-type="float">
            <text:p>1.446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46454" calcext:value-type="float">
            <text:p>1.464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31116" calcext:value-type="float">
            <text:p>1.311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5499" calcext:value-type="float">
            <text:p>1.054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887302" calcext:value-type="float">
            <text:p>0.88730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768696" calcext:value-type="float">
            <text:p>0.7686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11016" calcext:value-type="float">
            <text:p>0.71101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left,righ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47277" calcext:value-type="float">
            <text:p>0.7472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862917" calcext:value-type="float">
            <text:p>0.8629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02646" calcext:value-type="float">
            <text:p>1.026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27119" calcext:value-type="float">
            <text:p>1.271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87878" calcext:value-type="float">
            <text:p>1.878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64891" calcext:value-type="float">
            <text:p>2.6489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.03708" calcext:value-type="float">
            <text:p>4.037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18344" calcext:value-type="float">
            <text:p>4.1834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6851" calcext:value-type="float">
            <text:p>2.685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77072" calcext:value-type="float">
            <text:p>1.7707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32976" calcext:value-type="float">
            <text:p>1.329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6584" calcext:value-type="float">
            <text:p>1.0658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894184" calcext:value-type="float">
            <text:p>0.89418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773257" calcext:value-type="float">
            <text:p>0.7732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14577" calcext:value-type="float">
            <text:p>0.7145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: left, right</text:p>
          </table:table-cell>
          <table:table-cell/>
          <table:table-cell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52202" calcext:value-type="float">
            <text:p>0.75220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46297" calcext:value-type="float">
            <text:p>1.4629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53232" calcext:value-type="float">
            <text:p>1.532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49913" calcext:value-type="float">
            <text:p>1.4991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69023" calcext:value-type="float">
            <text:p>1.6902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52875" calcext:value-type="float">
            <text:p>2.5287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.94748" calcext:value-type="float">
            <text:p>3.947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17729" calcext:value-type="float">
            <text:p>4.1772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67284" calcext:value-type="float">
            <text:p>2.672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75907" calcext:value-type="float">
            <text:p>1.759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31975" calcext:value-type="float">
            <text:p>1.3197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572" calcext:value-type="float">
            <text:p>1.05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8866" calcext:value-type="float">
            <text:p>0.88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766476" calcext:value-type="float">
            <text:p>0.76647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08213" calcext:value-type="float">
            <text:p>0.70821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m: left</text:p>
          </table:table-cell>
          <table:table-cell/>
          <table:table-cell office:value-type="string" calcext:value-type="string">
            <text:p>left, righ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707396" calcext:value-type="float">
            <text:p>0.7073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810631" calcext:value-type="float">
            <text:p>0.8106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95447" calcext:value-type="float">
            <text:p>0.9544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16789" calcext:value-type="float">
            <text:p>1.1678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51876" calcext:value-type="float">
            <text:p>1.518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19544" calcext:value-type="float">
            <text:p>2.1954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.77271" calcext:value-type="float">
            <text:p>3.7727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65182" calcext:value-type="float">
            <text:p>4.6518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.141" calcext:value-type="float">
            <text:p>3.1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96615" calcext:value-type="float">
            <text:p>1.966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44184" calcext:value-type="float">
            <text:p>1.4418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13949" calcext:value-type="float">
            <text:p>1.1394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947164" calcext:value-type="float">
            <text:p>0.9471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813641" calcext:value-type="float">
            <text:p>0.81364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49392" calcext:value-type="float">
            <text:p>0.7493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1:35:03.130178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53:38.864901952</meta:creation-date>
    <meta:editing-duration>PT35M6S</meta:editing-duration>
    <meta:editing-cycles>3</meta:editing-cycles>
    <meta:generator>LibreOffice/5.1.6.2$Linux_X86_64 LibreOffice_project/10m0$Build-2</meta:generator>
    <dc:date>2018-03-15T12:31:04.333281877</dc:date>
    <meta:document-statistic meta:table-count="2" meta:cell-count="450" meta:object-count="0"/>
  </office:meta>
</office:document-meta>
</file>